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Use_5f_Case_5f_Specification" style:display-name="Use_Case_Specification" style:family="table">
      <style:table-properties style:width="17.595cm" fo:margin-left="0cm" table:align="left"/>
    </style:style>
    <style:style style:name="Use_5f_Case_5f_Specification.A" style:display-name="Use_Case_Specification.A" style:family="table-column">
      <style:table-column-properties style:column-width="5.08cm"/>
    </style:style>
    <style:style style:name="Use_5f_Case_5f_Specification.B" style:display-name="Use_Case_Specification.B" style:family="table-column">
      <style:table-column-properties style:column-width="12.515cm"/>
    </style:style>
    <style:style style:name="Use_5f_Case_5f_Specification.A1" style:display-name="Use_Case_Specification.A1" style:family="table-cell">
      <style:table-cell-properties fo:padding="0.097cm" fo:border="none"/>
    </style:style>
    <style:style style:name="Flow_5f_Of_5f_Events" style:display-name="Flow_Of_Events" style:family="table">
      <style:table-properties style:width="17cm" table:align="margins"/>
    </style:style>
    <style:style style:name="Flow_5f_Of_5f_Events.A" style:display-name="Flow_Of_Events.A" style:family="table-column">
      <style:table-column-properties style:column-width="8.5cm" style:rel-column-width="32768*"/>
    </style:style>
    <style:style style:name="Flow_5f_Of_5f_Events.B" style:display-name="Flow_Of_Events.B" style:family="table-column">
      <style:table-column-properties style:column-width="8.5cm" style:rel-column-width="32767*"/>
    </style:style>
    <style:style style:name="Flow_5f_Of_5f_Events.1" style:display-name="Flow_Of_Events.1" style:family="table-row">
      <style:table-row-properties style:min-row-height="1.111cm"/>
    </style:style>
    <style:style style:name="Flow_5f_Of_5f_Events.A1" style:display-name="Flow_Of_Events.A1" style:family="table-cell">
      <style:table-cell-properties fo:padding="0.097cm" fo:border="none"/>
    </style:style>
    <style:style style:name="P1" style:family="paragraph" style:parent-style-name="Standard">
      <style:text-properties style:font-name="Liberation Sans" fo:font-size="12pt" fo:font-weight="bold" officeooo:rsid="0021898b" officeooo:paragraph-rsid="000f5d2d" style:font-size-asian="10.5pt" style:font-weight-asian="bold" style:font-size-complex="12pt" style:font-weight-complex="bold"/>
    </style:style>
    <style:style style:name="P2" style:family="paragraph" style:parent-style-name="Standard">
      <style:text-properties style:font-name="Liberation Sans" fo:font-size="12pt" fo:font-weight="normal" officeooo:rsid="00290d3a" officeooo:paragraph-rsid="000f5d2d" style:font-size-asian="10.5pt" style:font-weight-asian="normal" style:font-size-complex="12pt" style:font-weight-complex="normal"/>
    </style:style>
    <style:style style:name="P3" style:family="paragraph" style:parent-style-name="Standard">
      <style:text-properties style:font-name="Liberation Sans" fo:font-size="12pt" fo:font-weight="normal" officeooo:rsid="00290d3a" officeooo:paragraph-rsid="00191480" style:font-size-asian="10.5pt" style:font-weight-asian="normal" style:font-size-complex="12pt" style:font-weight-complex="normal"/>
    </style:style>
    <style:style style:name="P4" style:family="paragraph" style:parent-style-name="Standard">
      <style:text-properties style:font-name="Liberation Sans" fo:font-size="12pt" fo:font-weight="normal" officeooo:rsid="00290d3a" officeooo:paragraph-rsid="0019f9e6" style:font-size-asian="10.5pt" style:font-weight-asian="normal" style:font-size-complex="12pt" style:font-weight-complex="normal"/>
    </style:style>
    <style:style style:name="P5" style:family="paragraph" style:parent-style-name="Standard">
      <style:text-properties style:font-name="Liberation Sans" officeooo:rsid="0035be4a" officeooo:paragraph-rsid="000f5d2d"/>
    </style:style>
    <style:style style:name="P6" style:family="paragraph" style:parent-style-name="Standard">
      <style:text-properties style:font-name="Liberation Sans" officeooo:rsid="00217cd5" officeooo:paragraph-rsid="000f5d2d"/>
    </style:style>
    <style:style style:name="P7" style:family="paragraph" style:parent-style-name="Standard">
      <style:paragraph-properties fo:text-align="center" style:justify-single-word="false"/>
      <style:text-properties style:font-name="Liberation Sans" fo:font-size="16pt" fo:font-weight="bold" officeooo:rsid="00217cd5" officeooo:paragraph-rsid="000f5d2d" style:font-size-asian="14pt" style:font-weight-asian="bold" style:font-size-complex="16pt" style:font-weight-complex="bold"/>
    </style:style>
    <style:style style:name="P8" style:family="paragraph" style:parent-style-name="Standard">
      <style:text-properties style:font-name="Liberation Sans" officeooo:rsid="001815c4" officeooo:paragraph-rsid="001815c4"/>
    </style:style>
    <style:style style:name="P9" style:family="paragraph" style:parent-style-name="Standard">
      <style:text-properties officeooo:paragraph-rsid="000f5d2d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4.815cm"/>
          <style:tab-stop style:position="5.371cm"/>
          <style:tab-stop style:position="6.033cm"/>
        </style:tab-stops>
      </style:paragraph-properties>
      <style:text-properties fo:color="#000000" style:font-name="Liberation Sans" fo:font-weight="bold" officeooo:rsid="001f1ffa" officeooo:paragraph-rsid="000f5d2d" style:font-weight-asian="bold" style:font-weight-complex="bold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4.815cm"/>
          <style:tab-stop style:position="5.371cm"/>
          <style:tab-stop style:position="6.033cm"/>
        </style:tab-stops>
      </style:paragraph-properties>
      <style:text-properties fo:color="#000000" style:font-name="Liberation Sans" fo:font-weight="bold" officeooo:rsid="001fee20" officeooo:paragraph-rsid="000f5d2d" style:font-weight-asian="bold" style:font-weight-complex="bold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4.815cm"/>
          <style:tab-stop style:position="5.371cm"/>
          <style:tab-stop style:position="6.033cm"/>
        </style:tab-stops>
      </style:paragraph-properties>
      <style:text-properties fo:color="#000000" style:font-name="Liberation Sans" officeooo:rsid="001fee20" officeooo:paragraph-rsid="000f5d2d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4.815cm"/>
          <style:tab-stop style:position="5.371cm"/>
          <style:tab-stop style:position="6.033cm"/>
        </style:tab-stops>
      </style:paragraph-properties>
      <style:text-properties fo:color="#000000" style:font-name="Liberation Sans" officeooo:rsid="001fee20" officeooo:paragraph-rsid="0011f10a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4.815cm"/>
          <style:tab-stop style:position="5.371cm"/>
          <style:tab-stop style:position="6.033cm"/>
        </style:tab-stops>
      </style:paragraph-properties>
      <style:text-properties fo:color="#000000" style:font-name="Liberation Sans" officeooo:rsid="001fee20" officeooo:paragraph-rsid="00151ec1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4.815cm"/>
          <style:tab-stop style:position="5.371cm"/>
          <style:tab-stop style:position="6.033cm"/>
        </style:tab-stops>
      </style:paragraph-properties>
      <style:text-properties fo:color="#000000" style:font-name="Liberation Sans" officeooo:rsid="001f1ffa" officeooo:paragraph-rsid="0011f10a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4.815cm"/>
          <style:tab-stop style:position="5.371cm"/>
          <style:tab-stop style:position="6.033cm"/>
        </style:tab-stops>
      </style:paragraph-properties>
      <style:text-properties fo:color="#000000" style:font-name="Liberation Sans" fo:font-size="12pt" fo:font-style="normal" fo:font-weight="normal" officeooo:rsid="001fee20" officeooo:paragraph-rsid="001652fb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>
          <style:tab-stop style:position="4.815cm"/>
          <style:tab-stop style:position="5.371cm"/>
          <style:tab-stop style:position="6.033cm"/>
        </style:tab-stops>
      </style:paragraph-properties>
      <style:text-properties style:font-name="Liberation Sans" fo:font-weight="bold" officeooo:rsid="001fee20" officeooo:paragraph-rsid="000f5d2d" style:font-weight-asian="bold" style:font-weight-complex="bold"/>
    </style:style>
    <style:style style:name="P18" style:family="paragraph" style:parent-style-name="Standard">
      <style:paragraph-properties fo:margin-left="0cm" fo:margin-right="0cm" fo:text-indent="0cm" style:auto-text-indent="false">
        <style:tab-stops>
          <style:tab-stop style:position="4.815cm"/>
          <style:tab-stop style:position="5.371cm"/>
          <style:tab-stop style:position="6.033cm"/>
        </style:tab-stops>
      </style:paragraph-properties>
      <style:text-properties style:font-name="Liberation Sans" officeooo:rsid="001fee20" officeooo:paragraph-rsid="000f5d2d"/>
    </style:style>
    <style:style style:name="P19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4.815cm"/>
          <style:tab-stop style:position="5.371cm"/>
          <style:tab-stop style:position="6.033cm"/>
        </style:tab-stops>
      </style:paragraph-properties>
      <style:text-properties style:font-name="Liberation Sans" officeooo:rsid="001fee20" officeooo:paragraph-rsid="000f5d2d"/>
    </style:style>
    <style:style style:name="P20" style:family="paragraph" style:parent-style-name="Standard">
      <style:paragraph-properties fo:margin-left="0cm" fo:margin-right="0cm" fo:text-indent="0cm" style:auto-text-indent="false">
        <style:tab-stops>
          <style:tab-stop style:position="4.815cm"/>
          <style:tab-stop style:position="5.371cm"/>
          <style:tab-stop style:position="8.202cm"/>
        </style:tab-stops>
      </style:paragraph-properties>
      <style:text-properties style:font-name="Liberation Sans" fo:font-size="16pt" fo:font-weight="bold" officeooo:rsid="001fee20" officeooo:paragraph-rsid="000f5d2d" style:font-size-asian="16pt" style:font-weight-asian="bold" style:font-size-complex="16pt" style:font-weight-complex="bold"/>
    </style:style>
    <style:style style:name="P21" style:family="paragraph" style:parent-style-name="Standard">
      <style:paragraph-properties fo:margin-left="0cm" fo:margin-right="0cm" fo:text-indent="0cm" style:auto-text-indent="false">
        <style:tab-stops>
          <style:tab-stop style:position="4.815cm"/>
          <style:tab-stop style:position="5.371cm"/>
          <style:tab-stop style:position="8.202cm"/>
        </style:tab-stops>
      </style:paragraph-properties>
      <style:text-properties style:font-name="Liberation Sans" fo:font-size="12pt" fo:font-style="normal" fo:font-weight="normal" officeooo:rsid="001fee20" officeooo:paragraph-rsid="000f5d2d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>
        <style:tab-stops>
          <style:tab-stop style:position="4.815cm"/>
          <style:tab-stop style:position="5.371cm"/>
          <style:tab-stop style:position="8.202cm"/>
        </style:tab-stops>
      </style:paragraph-properties>
      <style:text-properties style:font-name="Liberation Sans" fo:font-size="12pt" fo:font-style="normal" fo:font-weight="normal" officeooo:rsid="001652fb" officeooo:paragraph-rsid="001652fb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line-height="100%" fo:text-indent="0cm" style:auto-text-indent="false" style:page-number="auto">
        <style:tab-stops>
          <style:tab-stop style:position="4.815cm"/>
          <style:tab-stop style:position="5.371cm"/>
          <style:tab-stop style:position="6.033cm"/>
        </style:tab-stops>
      </style:paragraph-properties>
      <style:text-properties style:font-name="Liberation Sans" fo:font-weight="bold" officeooo:rsid="001f1ffa" officeooo:paragraph-rsid="000f5d2d" style:font-weight-asian="bold" style:font-weight-complex="bold"/>
    </style:style>
    <style:style style:name="P24" style:family="paragraph" style:parent-style-name="Standard" style:master-page-name="">
      <style:paragraph-properties fo:margin-left="0cm" fo:margin-right="0cm" fo:line-height="100%" fo:text-indent="0cm" style:auto-text-indent="false" style:page-number="auto">
        <style:tab-stops>
          <style:tab-stop style:position="4.815cm"/>
          <style:tab-stop style:position="5.371cm"/>
          <style:tab-stop style:position="6.033cm"/>
        </style:tab-stops>
      </style:paragraph-properties>
      <style:text-properties style:font-name="Liberation Sans" officeooo:paragraph-rsid="000f5d2d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4.815cm"/>
          <style:tab-stop style:position="5.371cm"/>
          <style:tab-stop style:position="6.033cm"/>
        </style:tab-stops>
      </style:paragraph-properties>
      <style:text-properties fo:color="#000000" style:font-name="Liberation Sans" officeooo:rsid="0010bc0d" officeooo:paragraph-rsid="000f5d2d"/>
    </style:style>
    <style:style style:name="P26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4.815cm"/>
          <style:tab-stop style:position="5.371cm"/>
          <style:tab-stop style:position="6.033cm"/>
        </style:tab-stops>
      </style:paragraph-properties>
      <style:text-properties fo:color="#000000" style:font-name="Liberation Sans" officeooo:rsid="001a386d" officeooo:paragraph-rsid="001a386d"/>
    </style:style>
    <style:style style:name="T1" style:family="text">
      <style:text-properties fo:color="#000000"/>
    </style:style>
    <style:style style:name="T2" style:family="text">
      <style:text-properties fo:color="#000000" officeooo:rsid="0010bc0d"/>
    </style:style>
    <style:style style:name="T3" style:family="text">
      <style:text-properties officeooo:rsid="00320ccb"/>
    </style:style>
    <style:style style:name="T4" style:family="text">
      <style:text-properties officeooo:rsid="0035be4a"/>
    </style:style>
    <style:style style:name="T5" style:family="text">
      <style:text-properties officeooo:rsid="00290d3a"/>
    </style:style>
    <style:style style:name="T6" style:family="text">
      <style:text-properties officeooo:rsid="002f7106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  <style:style style:name="T8" style:family="text">
      <style:text-properties officeooo:rsid="0014dde0"/>
    </style:style>
    <style:style style:name="T9" style:family="text">
      <style:text-properties officeooo:rsid="00151ec1"/>
    </style:style>
    <style:style style:name="T10" style:family="text">
      <style:text-properties officeooo:rsid="00163480"/>
    </style:style>
    <style:style style:name="T11" style:family="text">
      <style:text-properties officeooo:rsid="001652fb"/>
    </style:style>
    <style:style style:name="T12" style:family="text">
      <style:text-properties officeooo:rsid="001815c4"/>
    </style:style>
    <style:style style:name="T13" style:family="text">
      <style:text-properties officeooo:rsid="00217cd5"/>
    </style:style>
    <style:style style:name="T14" style:family="text">
      <style:text-properties officeooo:rsid="00191480"/>
    </style:style>
    <style:style style:name="T15" style:family="text">
      <style:text-properties officeooo:rsid="0019f9e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able:table table:name="Use_Case_Specification" table:style-name="Use_5f_Case_5f_Specification">
        <table:table-column table:style-name="Use_5f_Case_5f_Specification.A"/>
        <table:table-column table:style-name="Use_5f_Case_5f_Specification.B"/>
        <table:table-row>
          <table:table-cell table:style-name="Use_5f_Case_5f_Specification.A1" office:value-type="string">
            <text:p text:style-name="P23">Use case:</text:p>
          </table:table-cell>
          <table:table-cell table:style-name="Use_5f_Case_5f_Specification.A1" office:value-type="string">
            <text:p text:style-name="P24"><text:span text:style-name="T1">User </text:span><text:span text:style-name="T2">searching through transcribed documents with advanced search options.</text:span></text:p>
          </table:table-cell>
        </table:table-row>
        <table:table-row>
          <table:table-cell table:style-name="Use_5f_Case_5f_Specification.A1" office:value-type="string">
            <text:p text:style-name="P10">Actors:</text:p>
          </table:table-cell>
          <table:table-cell table:style-name="Use_5f_Case_5f_Specification.A1" office:value-type="string">
            <text:p text:style-name="P25">University student</text:p>
          </table:table-cell>
        </table:table-row>
        <table:table-row>
          <table:table-cell table:style-name="Use_5f_Case_5f_Specification.A1" office:value-type="string">
            <text:p text:style-name="P10">Purpose:</text:p>
          </table:table-cell>
          <table:table-cell table:style-name="Use_5f_Case_5f_Specification.A1" office:value-type="string">
            <text:p text:style-name="P15">Return to the user search results based on the input they provide.</text:p>
          </table:table-cell>
        </table:table-row>
        <table:table-row>
          <table:table-cell table:style-name="Use_5f_Case_5f_Specification.A1" office:value-type="string">
            <text:p text:style-name="P10">Overview:</text:p>
          </table:table-cell>
          <table:table-cell table:style-name="Use_5f_Case_5f_Specification.A1" office:value-type="string">
            <text:p text:style-name="P13">The user inputs <text:span text:style-name="T11">data which he wants to search.</text:span> The <text:span text:style-name="T6">s</text:span>ystem then queries the <text:span text:style-name="T8">users input</text:span> against <text:span text:style-name="T8">a</text:span> database and returns documents, <text:span text:style-name="T9">which match the user’s input requirements,</text:span> back to the user. On completion the user will be presented with a list of documents <text:span text:style-name="T9">ordered by relevance</text:span>.</text:p>
          </table:table-cell>
        </table:table-row>
        <table:table-row>
          <table:table-cell table:style-name="Use_5f_Case_5f_Specification.A1" office:value-type="string">
            <text:p text:style-name="P11">Type:</text:p>
          </table:table-cell>
          <table:table-cell table:style-name="Use_5f_Case_5f_Specification.A1" office:value-type="string">
            <text:p text:style-name="P12">Essential</text:p>
          </table:table-cell>
        </table:table-row>
        <table:table-row>
          <table:table-cell table:style-name="Use_5f_Case_5f_Specification.A1" office:value-type="string">
            <text:p text:style-name="P11">Preconditions:</text:p>
          </table:table-cell>
          <table:table-cell table:style-name="Use_5f_Case_5f_Specification.A1" office:value-type="string">
            <text:p text:style-name="P14">Database mu<text:span text:style-name="T3">st</text:span> exist. Database must hold relevant documents. <text:span text:style-name="T9">User must click on advanced search button.</text:span></text:p>
          </table:table-cell>
        </table:table-row>
        <table:table-row>
          <table:table-cell table:style-name="Use_5f_Case_5f_Specification.A1" office:value-type="string">
            <text:p text:style-name="P11">Postconditions:</text:p>
          </table:table-cell>
          <table:table-cell table:style-name="Use_5f_Case_5f_Specification.A1" office:value-type="string">
            <text:p text:style-name="P26">None.</text:p>
          </table:table-cell>
        </table:table-row>
        <table:table-row>
          <table:table-cell table:style-name="Use_5f_Case_5f_Specification.A1" office:value-type="string">
            <text:p text:style-name="P17">Special requirements:</text:p>
          </table:table-cell>
          <table:table-cell table:style-name="Use_5f_Case_5f_Specification.A1" office:value-type="string">
            <text:p text:style-name="P18"><text:span text:style-name="T5">The </text:span>user must <text:span text:style-name="T5">receive a</text:span> <text:span text:style-name="T6">s</text:span>ystem response within <text:span text:style-name="T9">5</text:span> seconds.</text:p>
          </table:table-cell>
        </table:table-row>
      </table:table>
      <text:p text:style-name="P18"/>
      <text:p text:style-name="P18"/>
      <text:p text:style-name="P19"><text:span text:style-name="T7">Flow of Events </text:span><text:tab/></text:p>
      <text:p text:style-name="P18"/>
      <table:table table:name="Flow_Of_Events" table:style-name="Flow_5f_Of_5f_Events">
        <table:table-column table:style-name="Flow_5f_Of_5f_Events.A"/>
        <table:table-column table:style-name="Flow_5f_Of_5f_Events.B"/>
        <table:table-row table:style-name="Flow_5f_Of_5f_Events.1">
          <table:table-cell table:style-name="Flow_5f_Of_5f_Events.A1" office:value-type="string">
            <text:p text:style-name="P20">Actor Action</text:p>
          </table:table-cell>
          <table:table-cell table:style-name="Flow_5f_Of_5f_Events.A1" office:value-type="string">
            <text:p text:style-name="P20">System Response</text:p>
          </table:table-cell>
        </table:table-row>
        <table:table-row>
          <table:table-cell table:style-name="Flow_5f_Of_5f_Events.A1" office:value-type="string">
            <text:p text:style-name="P21">1. T<text:span text:style-name="T10">he</text:span> use<text:span text:style-name="T4">r initiates the action</text:span> <text:span text:style-name="T4">when he desires search through the documents with advanced features.</text:span></text:p>
          </table:table-cell>
          <table:table-cell table:style-name="Flow_5f_Of_5f_Events.A1" office:value-type="string">
            <text:p text:style-name="P20"/>
          </table:table-cell>
        </table:table-row>
        <table:table-row>
          <table:table-cell table:style-name="Flow_5f_Of_5f_Events.A1" office:value-type="string">
            <text:p text:style-name="P16"><text:span text:style-name="T11">2. The user provides the search engine with </text:span>a <text:span text:style-name="T6">s</text:span>tring <text:span text:style-name="T8">(plain text) or ID (volume, date, page) or specific time period (years, months) or regular expression</text:span>. <text:span text:style-name="T9">The user must provide input at least for one field.</text:span></text:p>
          </table:table-cell>
          <table:table-cell table:style-name="Flow_5f_Of_5f_Events.A1" office:value-type="string">
            <text:p text:style-name="P22">3. <text:span text:style-name="T12">While</text:span> typing a string into the system provides suggest<text:span text:style-name="T12">ions for searched terms. The sting must be at least 3 characters long to trigger this process.</text:span></text:p>
          </table:table-cell>
        </table:table-row>
        <table:table-row>
          <table:table-cell table:style-name="Flow_5f_Of_5f_Events.A1" office:value-type="string">
            <text:p text:style-name="P5"/>
          </table:table-cell>
          <table:table-cell table:style-name="Flow_5f_Of_5f_Events.A1" office:value-type="string">
            <text:p text:style-name="P8">4. <text:s/><text:span text:style-name="T13">The input </text:span>data<text:span text:style-name="T13"> is queried against the database and documents, </text:span>which match the requirements specified<text:span text:style-name="T13">, </text:span>are returned <text:span text:style-name="T14">and sorted by relevance.</text:span></text:p>
          </table:table-cell>
        </table:table-row>
      </table:table>
      <text:p text:style-name="P6"/>
      <text:p text:style-name="P6"/>
      <text:p text:style-name="P7">Alternate Flow of Events</text:p>
      <text:p text:style-name="P6"/>
      <text:p text:style-name="P1"><text:span text:style-name="T6">Step</text:span> <text:span text:style-name="T14">3</text:span>: </text:p>
      <text:p text:style-name="P2">- <text:span text:style-name="T14">Invalid string (contains illegal characters).</text:span></text:p>
      <text:p text:style-name="P3"><text:tab/><text:span text:style-name="T14">Indicate error and return to step 2.</text:span></text:p>
      <text:p text:style-name="P3">- <text:span text:style-name="T14">Invalid regular expression.</text:span></text:p>
      <text:p text:style-name="P3"><text:tab/><text:span text:style-name="T14">Indicate error and return to step 2</text:span></text:p>
      <text:p text:style-name="P3">- <text:span text:style-name="T14">No document found based on user’s criteria.</text:span></text:p>
      <text:p text:style-name="P3"><text:tab/><text:span text:style-name="T14">Inform the user and return to step 2.</text:span></text:p>
      <text:p text:style-name="P3">- <text:span text:style-name="T14">Invalid document ID.</text:span></text:p>
      <text:p text:style-name="P3"><text:tab/><text:span text:style-name="T14">Indicate error and return to step 2.</text:span></text:p>
      <text:p text:style-name="P4">- <text:span text:style-name="T15">The input string is not found in any of the document.</text:span></text:p>
      <text:p text:style-name="P4"><text:soft-page-break/><text:tab/><text:span text:style-name="T15">Inform the user and display search results for similar strings. Stay in step 4. </text:span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6T18:30:32.743097389</meta:creation-date>
    <dc:date>2016-10-22T11:54:10.685412731</dc:date>
    <meta:editing-duration>PT13M6S</meta:editing-duration>
    <meta:editing-cycles>5</meta:editing-cycles>
    <meta:generator>LibreOffice/5.1.4.2$Linux_X86_64 LibreOffice_project/10m0$Build-2</meta:generator>
    <meta:document-statistic meta:table-count="2" meta:image-count="0" meta:object-count="0" meta:page-count="2" meta:paragraph-count="35" meta:word-count="297" meta:character-count="1801" meta:non-whitespace-character-count="1528"/>
  </office:meta>
</office:document-meta>
</file>